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Błogosławię Cię w Twoim istnieniu! Błogosławię Cię w każdym cierpieni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Błogosławię Cię w miłości bez granic, Błogosławię każdego dni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19T16:21:40</meta:creation-date>
    <dc:creator>Woda Życia</dc:creator>
    <dc:date>2016-03-12T11:56:41.15</dc:date>
    <dc:language>pl-PL</dc:language>
    <meta:editing-cycles>19</meta:editing-cycles>
    <meta:editing-duration>PT10M4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